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fo:background-color="#ffff00" style:font-weight-asian="bold" style:font-weight-complex="bold"/>
    </style:style>
    <style:style style:name="P2" style:family="paragraph" style:parent-style-name="Standard">
      <style:text-properties fo:background-color="#ffff00"/>
    </style:style>
    <style:style style:name="P3" style:family="paragraph" style:parent-style-name="Standard">
      <style:text-properties fo:font-weight="normal" fo:background-color="#ffffff" style:font-weight-asian="normal" style:font-weight-complex="normal"/>
    </style:style>
    <style:style style:name="P4" style:family="paragraph" style:parent-style-name="Standard">
      <style:text-properties fo:color="#800000"/>
    </style:style>
    <style:style style:name="P5" style:family="paragraph" style:parent-style-name="Standard">
      <style:text-properties fo:font-weight="bold" fo:background-color="#ffffff" style:font-weight-asian="bold" style:font-weight-complex="bold"/>
    </style:style>
    <style:style style:name="P6" style:family="paragraph" style:parent-style-name="Standard">
      <style:text-properties fo:font-weight="normal" fo:background-color="#ffffff" style:font-weight-asian="normal" style:font-weight-complex="normal"/>
    </style:style>
    <style:style style:name="P7" style:family="paragraph" style:parent-style-name="Standard">
      <style:text-properties fo:color="#800000"/>
    </style:style>
    <style:style style:name="P8" style:family="paragraph" style:parent-style-name="Standard">
      <style:text-properties fo:color="#800000" fo:font-weight="normal" fo:background-color="#ffffff" style:font-weight-asian="normal" style:font-weight-complex="normal"/>
    </style:style>
    <style:style style:name="T1" style:family="text">
      <style:text-properties fo:font-weight="bold" fo:background-color="#ffffff"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text:p>
      <text:p text:style-name="Standard"/>
      <text:p text:style-name="P5">KB theory - 10</text:p>
      <text:p text:style-name="P5"/>
      <text:p text:style-name="Standard">treats morality as science, and moral rules as shaped largely by evolutionary forces</text:p>
      <text:p text:style-name="Standard">naturalistic, conventionalist and evolutioary approach in a Humean fashion</text:p>
      <text:p text:style-name="Standard">it is an attempt to naturalize Rawls, with borrowing from harsanyi</text:p>
      <text:p text:style-name="Standard"/>
      <text:p text:style-name="P4">series of strategic interactions, repated games – game of life</text:p>
      <text:p text:style-name="P4">social contract is a collection of equilibria</text:p>
      <text:p text:style-name="P4">what is equlibirum, multiple eq</text:p>
      <text:p text:style-name="P4">folk theorem – what game is irrelevant, in any game with partial conflict we can have sustainable cooperation, provided it is indefinitely repeated and players have sufficiently low discount rate. </text:p>
      <text:p text:style-name="P4">stability (self-enforcing) efficiency (pareto criterion). Multiple below the frontier. </text:p>
      <text:p text:style-name="Standard">fairness – eq selection device</text:p>
      <text:p text:style-name="Standard"/>
      <text:p text:style-name="Standard"><text:s/>Sharing food between uncertain hunts. Each individual can be the unlucky hunter. </text:p>
      <text:p text:style-name="Standard">original position as assurance in family, then expanded as good selection device</text:p>
      <text:p text:style-name="Standard">game of morals in between game of life. Ficticious veil of ingorance and bargaining in the OP.</text:p>
      <text:p text:style-name="Standard"/>
      <text:p text:style-name="P4">we need a standard of interpersonal comp of utility. exchange rate by which we can compare interpersonally. In KB, these are not discovered in the OP, but are products of cultural evolution, calls them emapthetic preferences. </text:p>
      <text:p text:style-name="P4">Genetically hardwired – sense of fairness, egalitarianism of hunter gatherers</text:p>
      <text:p text:style-name="Standard"/>
      <text:p text:style-name="P5">Philo problems and assumptions - 7</text:p>
      <text:p text:style-name="Standard"/>
      <text:p text:style-name="Standard">between normative and descriptive – we should use it to solve large scale coordination problems and reform society. Is it sensible to use it. </text:p>
      <text:p text:style-name="Standard"/>
      <text:p text:style-name="P4">Harsanyi – rule – utulitarian moral theory, relies on the assumption that there is only one rational welfare judgment , this is purely normative, he is in his rights to do so, postulates that the judgment be madde by introspection permitiing the observer to imagine putting herself in everybody elses shoes. </text:p>
      <text:p text:style-name="P4">Binmore goes further – this is genetically hard-wired, programmed some time ago and that this is in our interest to continue to be so, but the programme might not be useful anymore or even stable. </text:p>
      <text:p text:style-name="P4">Assuming usefulness of evolved things</text:p>
      <text:p text:style-name="Standard"/>
      <text:p text:style-name="Standard">not really empirical enough – e.g. Empathetic preferences, comparisons, vn-m axioms. </text:p>
      <text:p text:style-name="Standard"/>
      <text:p text:style-name="Standard"><text:span text:style-name="T1"/></text:p>
      <text:p text:style-name="P1"/>
      <text:p text:style-name="P3"/>
      <text:p text:style-name="P3">problem – excesivelly abstract. General problem, but in KB very clear, as everything really can be shown to compatible with OP, if we modify social indices enough</text:p>
      <text:p text:style-name="P3"/>
      <text:p text:style-name="P8">ultimate vs proximate causes. Most models in EGT are ultimate, EvoPsych is proximate – specific adaptive mechanisms. Binmore is between, some psych, but mostly adaptive properties. Moral motivation is absent</text:p>
      <text:p text:style-name="P3"/>
      <text:p text:style-name="P3">Coalitions and unequal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36M31S</meta:editing-duration>
    <meta:editing-cycles>13</meta:editing-cycles>
    <meta:generator>OpenOffice/4.1.2$Win32 OpenOffice.org_project/412m3$Build-9782</meta:generator>
    <dc:date>2019-06-26T22:53:22.21</dc:date>
    <meta:document-statistic meta:table-count="0" meta:image-count="0" meta:object-count="0" meta:page-count="1" meta:paragraph-count="25" meta:word-count="384" meta:character-count="2450"/>
    <meta:user-defined meta:name="Info 1"/>
    <meta:user-defined meta:name="Info 2"/>
    <meta:user-defined meta:name="Info 3"/>
    <meta:user-defined meta:name="Info 4"/>
  </office:meta>
</office:document-meta>
</file>